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3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4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6" style:family="paragraph" style:parent-style-name="Table_20_Contents">
      <style:text-properties officeooo:rsid="000bac82" officeooo:paragraph-rsid="003991e3"/>
    </style:style>
    <style:style style:name="P27" style:family="paragraph" style:parent-style-name="Table_20_Contents">
      <style:text-properties officeooo:paragraph-rsid="003991e3"/>
    </style:style>
    <style:style style:name="P28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3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48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49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5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6172f7" style:font-size-asian="10pt" style:font-size-complex="10pt"/>
    </style:style>
    <style:style style:name="P5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.5pt" officeooo:paragraph-rsid="00631a9b" style:font-size-asian="10.5pt" style:font-size-complex="10.5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2" style:font-size-asian="10pt" style:font-style-asian="italic" style:font-weight-asian="bold" style:font-name-complex="Times New Roman2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0pt" officeooo:paragraph-rsid="006172f7" style:font-size-asian="10pt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ize="10.5pt" officeooo:paragraph-rsid="00631a9b" style:font-size-asian="10.5pt" style:font-size-complex="10.5pt"/>
    </style:style>
    <style:style style:name="P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57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58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2" style:font-size-asian="10pt" style:font-style-asian="italic" style:font-weight-asian="bold" style:font-name-complex="Times New Roman2" style:font-size-complex="10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fo:font-size="10.5pt" officeooo:paragraph-rsid="00631a9b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6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69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71" style:family="paragraph" style:parent-style-name="Table_20_Contents">
      <style:text-properties officeooo:paragraph-rsid="00694122"/>
    </style:style>
    <style:style style:name="P72" style:family="paragraph" style:parent-style-name="Table_20_Contents">
      <style:text-properties officeooo:paragraph-rsid="0069f8c3"/>
    </style:style>
    <style:style style:name="P73" style:family="paragraph" style:parent-style-name="Table_20_Contents">
      <style:text-properties officeooo:rsid="000bac82" officeooo:paragraph-rsid="0069f8c3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76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2" style:font-size-asian="10pt" style:font-style-asian="normal" style:font-weight-asian="normal" style:font-name-complex="Times New Roman2" style:font-size-complex="10pt" style:text-emphasize="none"/>
    </style:style>
    <style:style style:name="P77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2" style:font-size-asian="10pt" style:font-style-asian="italic" style:font-weight-asian="normal" style:font-name-complex="Times New Roman2" style:font-size-complex="10pt" style:font-weight-complex="normal"/>
    </style:style>
    <style:style style:name="P78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9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80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172f7" style:font-size-asian="10.5pt" style:font-size-complex="10.5pt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2" style:font-size-asian="10.5pt" style:font-style-asian="italic" style:font-weight-asian="bold" style:font-name-complex="Times New Roman2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3622d5" style:font-style-asian="italic" style:font-style-complex="italic" style:font-weight-complex="normal"/>
    </style:style>
    <style:style style:name="T8" style:family="text">
      <style:text-properties fo:font-style="italic" officeooo:rsid="00576bac" style:font-style-asian="italic" style:font-style-complex="italic" style:font-weight-complex="normal"/>
    </style:style>
    <style:style style:name="T9" style:family="text">
      <style:text-properties fo:font-style="italic" officeooo:rsid="00614943" style:font-style-asian="italic" style:font-style-complex="italic" style:font-weight-complex="normal"/>
    </style:style>
    <style:style style:name="T10" style:family="text">
      <style:text-properties fo:font-style="italic" officeooo:rsid="006172f7" style:font-style-asian="italic" style:font-style-complex="italic"/>
    </style:style>
    <style:style style:name="T11" style:family="text">
      <style:text-properties fo:font-style="italic" officeooo:rsid="006178ed" style:font-style-asian="italic" style:font-style-complex="italic"/>
    </style:style>
    <style:style style:name="T12" style:family="text">
      <style:text-properties fo:font-style="italic" officeooo:rsid="0063fabd" style:font-style-asian="italic" style:font-style-complex="italic"/>
    </style:style>
    <style:style style:name="T13" style:family="text">
      <style:text-properties fo:font-style="italic" officeooo:rsid="00645634" style:font-style-asian="italic" style:font-style-complex="italic"/>
    </style:style>
    <style:style style:name="T14" style:family="text">
      <style:text-properties fo:font-style="italic" officeooo:rsid="0063fabd" style:font-style-asian="italic" style:font-style-complex="normal"/>
    </style:style>
    <style:style style:name="T15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3" style:family="text">
      <style:text-properties style:font-name-asian="Times New Roman2" style:font-name-complex="Times New Roman2"/>
    </style:style>
    <style:style style:name="T34" style:family="text">
      <style:text-properties officeooo:rsid="00282cca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626ac0" style:font-name-asian="Times New Roman2" style:font-name-complex="Times New Roman2"/>
    </style:style>
    <style:style style:name="T37" style:family="text">
      <style:text-properties officeooo:rsid="002e1b18"/>
    </style:style>
    <style:style style:name="T38" style:family="text">
      <style:text-properties officeooo:rsid="00181cf4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5df150" style:font-style-complex="normal"/>
    </style:style>
    <style:style style:name="T43" style:family="text">
      <style:text-properties officeooo:rsid="0023c526" style:font-style-complex="normal"/>
    </style:style>
    <style:style style:name="T44" style:family="text">
      <style:text-properties officeooo:rsid="006178ed" style:font-style-complex="normal"/>
    </style:style>
    <style:style style:name="T45" style:family="text">
      <style:text-properties officeooo:rsid="0063fabd" style:font-style-complex="normal"/>
    </style:style>
    <style:style style:name="T46" style:family="text">
      <style:text-properties officeooo:rsid="00645634" style:font-style-complex="normal"/>
    </style:style>
    <style:style style:name="T47" style:family="text">
      <style:text-properties fo:language="en" fo:country="US"/>
    </style:style>
    <style:style style:name="T48" style:family="text">
      <style:text-properties fo:language="uk" fo:country="UA"/>
    </style:style>
    <style:style style:name="T49" style:family="text">
      <style:text-properties fo:language="uk" fo:country="UA" officeooo:rsid="003b8003"/>
    </style:style>
    <style:style style:name="T50" style:family="text">
      <style:text-properties fo:language="uk" fo:country="UA" officeooo:rsid="002c9457"/>
    </style:style>
    <style:style style:name="T51" style:family="text">
      <style:text-properties fo:language="uk" fo:country="UA" officeooo:rsid="0021a7d8"/>
    </style:style>
    <style:style style:name="T52" style:family="text">
      <style:text-properties fo:language="uk" fo:country="UA" fo:font-weight="bold" style:font-weight-asian="bold" style:font-weight-complex="bold"/>
    </style:style>
    <style:style style:name="T53" style:family="text">
      <style:text-properties fo:language="uk" fo:country="UA" fo:font-weight="bold" officeooo:rsid="002c9457" style:font-weight-asian="bold" style:font-weight-complex="bold"/>
    </style:style>
    <style:style style:name="T54" style:family="text">
      <style:text-properties fo:language="uk" fo:country="UA" fo:font-weight="bold" officeooo:rsid="0058499d" style:font-weight-asian="bold" style:font-weight-complex="bold"/>
    </style:style>
    <style:style style:name="T55" style:family="text">
      <style:text-properties fo:language="uk" fo:country="UA" fo:font-weight="bold" officeooo:rsid="0021a7d8" style:font-weight-asian="bold" style:font-weight-complex="bold"/>
    </style:style>
    <style:style style:name="T56" style:family="text">
      <style:text-properties fo:language="uk" fo:country="UA" fo:font-weight="normal" officeooo:rsid="002c9457" style:font-weight-asian="normal" style:font-weight-complex="normal"/>
    </style:style>
    <style:style style:name="T57" style:family="text">
      <style:text-properties fo:language="uk" fo:country="UA" fo:font-weight="normal" officeooo:rsid="0058499d" style:font-weight-asian="normal" style:font-weight-complex="normal"/>
    </style:style>
    <style:style style:name="T58" style:family="text">
      <style:text-properties fo:language="uk" fo:country="UA" fo:font-weight="normal" officeooo:rsid="0021a7d8" style:font-weight-asian="normal" style:font-weight-complex="normal"/>
    </style:style>
    <style:style style:name="T59" style:family="text">
      <style:text-properties fo:language="uk" fo:country="UA" fo:font-weight="normal" officeooo:rsid="0069f8c3" style:font-weight-asian="normal" style:font-weight-complex="normal"/>
    </style:style>
    <style:style style:name="T60" style:family="text">
      <style:text-properties fo:language="uk" fo:country="UA" fo:font-weight="normal" officeooo:rsid="000bac82" style:font-weight-asian="normal" style:font-weight-complex="normal"/>
    </style:style>
    <style:style style:name="T61" style:family="text">
      <style:text-properties fo:language="uk" fo:country="UA" officeooo:rsid="0058499d"/>
    </style:style>
    <style:style style:name="T62" style:family="text">
      <style:text-properties fo:language="uk" fo:country="UA" officeooo:rsid="00663b9c"/>
    </style:style>
    <style:style style:name="T63" style:family="text">
      <style:text-properties fo:language="uk" fo:country="UA" officeooo:rsid="00694122"/>
    </style:style>
    <style:style style:name="T64" style:family="text">
      <style:text-properties fo:language="uk" fo:country="UA" officeooo:rsid="000bac82"/>
    </style:style>
    <style:style style:name="T65" style:family="text">
      <style:text-properties officeooo:rsid="003b71b4"/>
    </style:style>
    <style:style style:name="T66" style:family="text">
      <style:text-properties officeooo:rsid="003b8003"/>
    </style:style>
    <style:style style:name="T67" style:family="text">
      <style:text-properties officeooo:rsid="000f0310"/>
    </style:style>
    <style:style style:name="T68" style:family="text">
      <style:text-properties officeooo:rsid="0010dd33"/>
    </style:style>
    <style:style style:name="T69" style:family="text">
      <style:text-properties officeooo:rsid="00117476"/>
    </style:style>
    <style:style style:name="T70" style:family="text">
      <style:text-properties officeooo:rsid="0014585f"/>
    </style:style>
    <style:style style:name="T71" style:family="text">
      <style:text-properties officeooo:rsid="0042ad5b"/>
    </style:style>
    <style:style style:name="T72" style:family="text">
      <style:text-properties officeooo:rsid="00464a7d"/>
    </style:style>
    <style:style style:name="T73" style:family="text">
      <style:text-properties officeooo:rsid="0049d299"/>
    </style:style>
    <style:style style:name="T74" style:family="text">
      <style:text-properties officeooo:rsid="004bcbd5"/>
    </style:style>
    <style:style style:name="T75" style:family="text">
      <style:text-properties officeooo:rsid="0053ed7c"/>
    </style:style>
    <style:style style:name="T76" style:family="text">
      <style:text-properties officeooo:rsid="0058499d"/>
    </style:style>
    <style:style style:name="T77" style:family="text">
      <style:text-properties officeooo:rsid="005ae0aa"/>
    </style:style>
    <style:style style:name="T78" style:family="text">
      <style:text-properties officeooo:rsid="005df150"/>
    </style:style>
    <style:style style:name="T79" style:family="text">
      <style:text-properties officeooo:rsid="005ef863"/>
    </style:style>
    <style:style style:name="T80" style:family="text">
      <style:text-properties officeooo:rsid="0060522a" style:font-weight-complex="normal"/>
    </style:style>
    <style:style style:name="T81" style:family="text">
      <style:text-properties officeooo:rsid="00614943"/>
    </style:style>
    <style:style style:name="T82" style:family="text">
      <style:text-properties officeooo:rsid="00663b9c"/>
    </style:style>
    <style:style style:name="T83" style:family="text">
      <style:text-properties officeooo:rsid="00679843"/>
    </style:style>
    <style:style style:name="T84" style:family="text">
      <style:text-properties officeooo:rsid="006941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29">№ Уроку</text:p>
          </table:table-cell>
          <table:table-cell table:style-name="Таблица1.A1" office:value-type="string">
            <text:p text:style-name="P29">№ Теми</text:p>
          </table:table-cell>
          <table:table-cell table:style-name="Таблица1.A1" office:value-type="string">
            <text:p text:style-name="P30">Тема урока</text:p>
          </table:table-cell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1"><text:span text:style-name="T77">6</text:span>-<text:span text:style-name="T72">А</text:span></text:p>
          </table:table-cell>
          <table:table-cell table:style-name="Таблица1.A1" office:value-type="string">
            <text:p text:style-name="P31"><text:span text:style-name="T77">6</text:span>-<text:span text:style-name="T72">Б</text:span></text:p>
          </table:table-cell>
          <table:table-cell table:style-name="Таблица1.G1" office:value-type="string">
            <text:p text:style-name="P31"><text:span text:style-name="T77">6</text:span>-<text:span text:style-name="T77">Г</text:span></text:p>
          </table:table-cell>
        </table:table-row>
        <table:table-row>
          <table:table-cell table:style-name="Таблица1.A2" table:number-columns-spanned="7" office:value-type="string">
            <text:p text:style-name="P20">Тема <text:span text:style-name="T26">1</text:span>. <text:span text:style-name="T29">Алгоритми та програми </text:span>(<text:span text:style-name="T73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42">Безпека життєдіяльності при роботі з комп'ютером<text:span text:style-name="T15">. </text:span><text:span text:style-name="T35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60">Учень/учениця</text:p>
            <text:p text:style-name="P52">Знаннєва складова</text:p>
            <text:p text:style-name="P49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49"><text:span text:style-name="T1">Пояснює</text:span> поняття події та наводить приклади подій та їх опрацювання.</text:p>
            <text:p text:style-name="P49"><text:span text:style-name="T1">Знає і розуміє</text:span> поняття вкладених алгоритмічних структур, наводить приклади їх застосування</text:p>
            <text:p text:style-name="P52">Діяльнісна складова</text:p>
            <text:p text:style-name="P49"><text:span text:style-name="T1">Розкладає</text:span> задачу на підзадачі і розв’язує їх (здійснює декомпозицію задачі).</text:p>
            <text:p text:style-name="P49"><text:span text:style-name="T1">Додає</text:span> об’єкти до програмного проекту.</text:p>
            <text:p text:style-name="P49"><text:span text:style-name="T1">Уміє</text:span> змінювати значення властивостей об’єктів, у тому числі програмно.</text:p>
            <text:p text:style-name="P49"><text:span text:style-name="T1">Уміє</text:span> перевіряти результат виконання програми на відповідність умові задачі.</text:p>
            <text:p text:style-name="P49"><text:span text:style-name="T1">Програмує </text:span>опрацювання подій.</text:p>
            <text:p text:style-name="P49"><text:span text:style-name="T1">Застосовує </text:span>вкладені алгоритмічні структури повторення та розгалуженн</text:p>
            <text:p text:style-name="P52">Ціннісна складова</text:p>
            <text:p text:style-name="P49"><text:span text:style-name="T1">Усвідомлює</text:span> доцільність застосування подійного програмування для розв’язання конкретної задачі.</text:p>
            <text:p text:style-name="P48"><text:span text:style-name="T25">Обґрунтовує</text:span><text:span text:style-name="T19"> необхідність застосування вкладених алгоритмічних структур.</text:span></text:p>
            <text:p text:style-name="P76"/>
            <text:p text:style-name="P76"/>
            <text:p text:style-name="P76"/>
            <text:p text:style-name="P76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28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45"><text:span text:style-name="T16">Властивості об’єкта. </text:span><text:span text:style-name="T3">Практична робота №1.</text:span><text:span text:style-name="T37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41">Створення програмних об’єкт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47">Поняття події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46">Види под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32"><text:span text:style-name="T40">Програмне опрацювання події. </text:span><text:span text:style-name="T3">Практична робота №2. </text:span><text:span text:style-name="T42">Налаштування подій обʼєктів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43"><text:span text:style-name="T78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43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33">Використання алгоритмічної структури повтор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33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3"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44"><text:span text:style-name="T6">Практична робота №3. </text:span>Розв’язання задачі методом поділу на підзадачі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34">Опрацювання подій у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1"><text:span text:style-name="T7">Практична робота №</text:span><text:span text:style-name="T8">4</text:span><text:span text:style-name="T7">. </text:span><text:span text:style-name="T80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2"><text:span text:style-name="T7">Практична робота №</text:span><text:span text:style-name="T9">5</text:span><text:span text:style-name="T7">. </text:span>Створення проекту у середовищі Скретч з застосуванням <text:span text:style-name="T79">алгоритмічних структур. </text:span><text:span text:style-name="T43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35">Захист проекту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1<text:span text:style-name="T81">6</text:span></text:p>
          </table:table-cell>
          <table:table-cell table:style-name="Таблица1.A3" office:value-type="string">
            <text:p text:style-name="P18">1<text:span text:style-name="T81">6</text:span></text:p>
          </table:table-cell>
          <table:table-cell table:style-name="Таблица1.A3" office:value-type="string">
            <text:p text:style-name="P37"><text:span text:style-name="T27">Узагальнення з теми <text:s/>«Алгоритми та програми</text:span><text:span text:style-name="T34">»</text:span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56"><text:span text:style-name="T38">Тема 2</text:span>. <text:span text:style-name="T33">Комп’ютерна графіка </text:span>(<text:span text:style-name="T74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1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80"><text:span text:style-name="T17">Поняття комп’ютерної графіки. </text:span></text:p>
          </table:table-cell>
          <table:table-cell table:style-name="Таблица1.D20" table:number-rows-spanned="10" office:value-type="string">
            <text:p text:style-name="P50"><text:span text:style-name="T32">Учень/учениця</text:span></text:p>
            <text:p text:style-name="P54"><text:span text:style-name="T32">Знаннєва складова</text:span></text:p>
            <text:p text:style-name="P78"><text:span text:style-name="T1">Пояснює</text:span> поняття комп’ютерної графіки.</text:p>
            <text:p text:style-name="P78"><text:span text:style-name="T1">Порівнює</text:span> особливості кодування растрових і векторних зображень.</text:p>
            <text:p text:style-name="P78"><text:span text:style-name="T1">Пояснює</text:span> призначення растрових і векторних графічних редакторів.</text:p>
            <text:p text:style-name="P78"><text:span text:style-name="T1">Наводить приклади</text:span> форматів векторної та растрової графіки.</text:p>
            <text:p text:style-name="P78"><text:span text:style-name="T1">Пояснює</text:span>, як змінюються властивості об’єктів після їх групування і розгруповування</text:p>
            <text:p text:style-name="P53"/>
            <text:p text:style-name="P54"><text:span text:style-name="T32">Діяльнісна складова</text:span></text:p>
            <text:p text:style-name="P78"><text:span text:style-name="T1">Створює та редагує</text:span> векторні та растрові зображення.</text:p>
            <text:p text:style-name="P78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8"><text:span text:style-name="T1">Групує та розгруповує, обертає, вирівнює та масштабує</text:span> об’єкти на зображенні. </text:p>
            <text:p text:style-name="P78"><text:span text:style-name="T1">Використовує</text:span> шари для створення зображень.</text:p>
            <text:p text:style-name="P78"><text:span text:style-name="T1">Налаштовує</text:span> інструменти та середовище графічного редактора під час створення зображення</text:p>
            <text:p text:style-name="P54"><text:span text:style-name="T32">Ціннісна складова</text:span></text:p>
            <text:p text:style-name="P77">Обґрунтовує вибір способу подання зображення для різних потреб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81">Растрові та векторні зображення, їхні властивості. <text:span text:style-name="T6">Практична робота №</text:span><text:span text:style-name="T10">6</text:span><text:span text:style-name="T6">. </text:span><text:span text:style-name="T44">Редагування растров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83"><text:span text:style-name="T6">Практична робота №</text:span><text:span text:style-name="T11">7</text:span><text:span text:style-name="T6">. </text:span><text:span text:style-name="T44">Створення векторн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23">
          <table:table-cell table:style-name="Таблица1.A3" office:value-type="string">
            <text:p text:style-name="P65">2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81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81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81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3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81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4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82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5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82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6</text:p>
          </table:table-cell>
          <table:table-cell table:style-name="Таблица1.A3" office:value-type="string">
            <text:p text:style-name="P19">1<text:span text:style-name="T75">0</text:span></text:p>
          </table:table-cell>
          <table:table-cell table:style-name="Таблица1.A3" office:value-type="string">
            <text:p text:style-name="P38"><text:span text:style-name="T27">Узагальнення з теми </text:span><text:span text:style-name="T36">Комп'ютерна графіка.</text:span></text:p>
            <text:p text:style-name="P39"/>
            <text:p text:style-name="P39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2" table:number-columns-spanned="7" office:value-type="string">
            <text:p text:style-name="P57"><text:span text:style-name="T23">Тема </text:span><text:span text:style-name="T24">3</text:span><text:span text:style-name="T23">. </text:span><text:span text:style-name="T20"><text:s/></text:span><text:span text:style-name="T22">Комп'ютерні презентації</text:span><text:span text:style-name="T20"> </text:span><text:span text:style-name="T21">(</text:span><text:span text:style-name="T22">9</text:span><text:span text:style-name="T2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2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84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51"><text:span text:style-name="T32">Учень/учениця</text:span></text:p>
            <text:p text:style-name="P59"><text:span text:style-name="T32">Знаннєва складова</text:span></text:p>
            <text:p text:style-name="P79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9"><text:span text:style-name="T1">Наводить приклади</text:span> об’єктів презентації, їх властивостей і типів слайдів.</text:p>
            <text:p text:style-name="P79">Називає етапи створення презентації і правила компонування її об’єктів.</text:p>
            <text:p text:style-name="P79"><text:span text:style-name="T1">Знає</text:span> принципи естетичного оформлення <text:soft-page-break/>слайдів</text:p>
            <text:p text:style-name="P55"><text:span text:style-name="T32">Діяльнісна складова</text:span></text:p>
            <text:p text:style-name="P79"><text:span text:style-name="T1">Створює</text:span> презентацію та налаштовує її показ.</text:p>
            <text:p text:style-name="P79"><text:span text:style-name="T1">Використовує</text:span> гіперпосилання, ефекти зміни слайдів та анімації.</text:p>
            <text:p text:style-name="P79"><text:span text:style-name="T1">Планує </text:span>представлення презентації та виступає з нею перед аудиторією</text:p>
            <text:p text:style-name="P55"><text:span text:style-name="T32">Ціннісна складова</text:span></text:p>
            <text:p text:style-name="P79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89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85"><text:span text:style-name="T39">Етапи створення презентації та вимоги до її оформлення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85"><text:span text:style-name="T41">Об’єкти презентації та засоби керування її демонстрацією. Типи слайдів. </text:span><text:span text:style-name="T4">Практична робота №</text:span><text:span text:style-name="T12">8</text:span><text:span text:style-name="T4">. </text:span><text:span text:style-name="T14">С</text:span><text:span text:style-name="T45">творення слайдової презентації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85">Налаштування показу презентац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75"><text:span text:style-name="T2">Практична робота №</text:span><text:span text:style-name="T13">9</text:span><text:span text:style-name="T2">. </text:span>Ефекти анімації, рух об’єктів в презентаціях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75">Ефекти зміни слайд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3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86"><text:span text:style-name="T4">Практична робота №</text:span><text:span text:style-name="T13">10</text:span><text:span text:style-name="T4">. </text:span><text:span text:style-name="T14">С</text:span><text:span text:style-name="T45">творення слайдової презентації </text:span><text:span text:style-name="T46">з анімацією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4</text:p>
          </table:table-cell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87"><text:span text:style-name="T40">Планування представлення презентації та виступ перед аудиторією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5</text:p>
          </table:table-cell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88">Узагальнення з теми <text:span text:style-name="T84">Комп'ютерні презентації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</table:table>
      <text:p text:style-name="Standard"/>
      <text:p text:style-name="P12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2">Клас</text:p>
          </table:table-cell>
          <table:table-cell table:style-name="Таблица2.A1" office:value-type="string">
            <text:p text:style-name="P22">Годин на тиждень</text:p>
          </table:table-cell>
          <table:table-cell table:style-name="Таблица2.A1" office:value-type="string">
            <text:p text:style-name="P22">Разом за програмою</text:p>
          </table:table-cell>
          <table:table-cell table:style-name="Таблица2.A1" office:value-type="string">
            <text:p text:style-name="P22">І ч.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 </text:span></text:span><text:span text:style-name="Основной_20_шрифт_20_абзаца"><text:span text:style-name="T48">2 ч.</text:span></text:span>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I</text:span></text:span><text:span text:style-name="Основной_20_шрифт_20_абзаца"><text:span text:style-name="T48"> ч.</text:span></text:span></text:p>
          </table:table-cell>
          <table:table-cell table:style-name="Таблица2.G1" office:value-type="string">
            <text:p text:style-name="P24"><text:span text:style-name="Основной_20_шрифт_20_абзаца"><text:span text:style-name="T47">IV</text:span></text:span><text:span text:style-name="Основной_20_шрифт_20_абзаца"><text:span text:style-name="T48"> ч.</text:span></text:span></text:p>
          </table:table-cell>
        </table:table-row>
        <table:table-row>
          <table:table-cell table:style-name="Таблица2.A2" office:value-type="string">
            <text:p text:style-name="P23"><text:span text:style-name="T82">6</text:span>-А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65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66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82">6</text:span>-Б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76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76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82">6</text:span>-<text:span text:style-name="T82">Г</text:span>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65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66">0</text:span></text:p>
          </table:table-cell>
          <table:table-cell table:style-name="Таблица2.G2" office:value-type="string">
            <text:p text:style-name="P24">8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4">Граф<text:span text:style-name="Основной_20_шрифт_20_абзаца"><text:span text:style-name="T48">ік контрольних та практичних робіт </text:span></text:span><text:span text:style-name="Основной_20_шрифт_20_абзаца"><text:span text:style-name="T62">6</text:span></text:span><text:span text:style-name="Основной_20_шрифт_20_абзаца"><text:span text:style-name="T4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2">Тип роботи</text:p>
          </table:table-cell>
          <table:table-cell table:style-name="Таблица3.A2" office:value-type="string">
            <text:p text:style-name="P23"><text:span text:style-name="T82">6</text:span>-А</text:p>
          </table:table-cell>
          <table:table-cell table:style-name="Таблица3.A2" office:value-type="string">
            <text:p text:style-name="P69"><text:span text:style-name="T82">6</text:span>-Б</text:p>
          </table:table-cell>
          <table:table-cell table:style-name="Таблица3.D2" office:value-type="string">
            <text:p text:style-name="P69"><text:span text:style-name="T82">6</text:span>-<text:span text:style-name="T82">Г</text:span></text:p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61">4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61">5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3"><text:span text:style-name="Основной_20_шрифт_20_абзаца"><text:span text:style-name="T52">Узагальнення №</text:span></text:span><text:span text:style-name="Основной_20_шрифт_20_абзаца"><text:span text:style-name="T53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8">Практична робота №</text:span></text:span><text:span text:style-name="Основной_20_шрифт_20_абзаца"><text:span text:style-name="T59">6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8">Практична робота №</text:span></text:span><text:span text:style-name="Основной_20_шрифт_20_абзаца"><text:span text:style-name="T59">7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3">Узагальнення №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1">Практична робота №</text:span></text:span><text:span text:style-name="Основной_20_шрифт_20_абзаца"><text:span text:style-name="T63">8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1">Практична робота №</text:span></text:span><text:span text:style-name="Основной_20_шрифт_20_абзаца"><text:span text:style-name="T63">9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1">Практична робота №</text:span></text:span><text:span text:style-name="Основной_20_шрифт_20_абзаца"><text:span text:style-name="T63">10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3">Узагальнення №</text:span></text:span><text:span text:style-name="Основной_20_шрифт_20_абзаца"><text:span text:style-name="T54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5"/>
      <text:p text:style-name="P5"/>
      <text:p text:style-name="P5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67">Заступник</text:span> директора _________ М.В. Савіна<text:tab/><text:tab/><text:tab/><text:tab/><text:tab/><text:tab/><text:tab/><text:tab/><text:span text:style-name="T67">Д</text:span>иректор <text:span text:style-name="T67">школи</text:span> ____________ Л.М. Воробйов</text:p>
      <text:p text:style-name="P5">____________ 201<text:span text:style-name="T83">8</text:span> р.<text:tab/><text:tab/><text:tab/><text:tab/><text:tab/><text:tab/><text:tab/><text:tab/><text:tab/><text:tab/><text:tab/><text:tab/><text:tab/><text:tab/><text:tab/>_____________ 201<text:span text:style-name="T83">8</text:span> р.</text:p>
      <text:p text:style-name="P5">____________ 201<text:span text:style-name="T83">9</text:span> р.<text:tab/><text:tab/><text:tab/><text:tab/><text:tab/><text:tab/><text:tab/><text:tab/><text:tab/><text:tab/><text:tab/><text:tab/><text:tab/><text:tab/><text:tab/>_____________ 201<text:span text:style-name="T83">9</text:span> р.</text:p>
      <text:p text:style-name="P9"/>
      <text:p text:style-name="P9"/>
      <text:p text:style-name="P9"/>
      <text:p text:style-name="P9"/>
      <text:p text:style-name="P9"/>
      <text:p text:style-name="P7">Календарно-тематичне планування</text:p>
      <text:p text:style-name="P7">з <text:span text:style-name="T71">і</text:span>нформатики для <text:span text:style-name="T83">6 </text:span>класів</text:p>
      <text:p text:style-name="P7"><text:span text:style-name="T67">в</text:span>читель Трубіцина А.Л.</text:p>
      <text:p text:style-name="P7">201<text:span text:style-name="T83">8</text:span>-201<text:span text:style-name="T83">9</text:span> н.р.</text:p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83">6 </text:span>класу</text:p>
      <text:p text:style-name="P4">загальноосвітніх навчальних закладів <text:span text:style-name="T68">затверджена Міністерством освіти і науки України</text:span></text:p>
      <text:p text:style-name="P6">(Наказ МОН від <text:span text:style-name="T69">07.06.2017 №804</text:span>)</text:p>
      <text:p text:style-name="P6"/>
      <text:p text:style-name="P6"/>
      <text:p text:style-name="P6"/>
      <text:p text:style-name="P6"/>
      <text:p text:style-name="P6"/>
      <text:p text:style-name="P9"/>
      <text:p text:style-name="P11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3"><text:tab/><text:tab/>протокол № _____ від ___________ р.</text:p>
      <text:p text:style-name="P3"><text:tab/><text:tab/>кер. <text:span text:style-name="T70">Ш</text:span>МО _________________ В.В. Маляренко </text:p>
      <text:p text:style-name="P3"/>
      <text:p text:style-name="Standard"/>
      <text:p text:style-name="Standard"><text:soft-page-break/></text:p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19:57.149741816</dc:date>
    <meta:editing-duration>PT1H4M34S</meta:editing-duration>
    <meta:editing-cycles>32</meta:editing-cycles>
    <meta:generator>LibreOffice/6.1.1.2$Linux_X86_64 LibreOffice_project/10$Build-2</meta:generator>
    <meta:document-statistic meta:table-count="3" meta:image-count="0" meta:object-count="0" meta:page-count="6" meta:paragraph-count="219" meta:word-count="801" meta:character-count="5751" meta:non-whitespace-character-count="5104"/>
  </office:meta>
</office:document-meta>
</file>